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OMRINGER ANTAS, ERNEST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81273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VAREZ GOMEZ, CARLOS RAFAE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2041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YBAR PEVE, FRANCISCO RUDECIND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1865443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31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202.7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811.1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11.1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5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0T21:38:1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